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77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3.932cm" fo:min-width="8.0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96cm" fo:min-width="0.7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97cm" fo:min-width="0.7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98cm" fo:min-width="0.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18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8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.97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27cm" fo:min-width="1.1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437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019cm" fo:min-width="0.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2.779cm" fo:min-width="4.5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2.544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style:text-autospace="none"/>
    </style:style>
    <style:style style:name="P5" style:family="paragraph">
      <loext:graphic-properties draw:fill="none" draw:fill-color="#ffffff"/>
      <style:paragraph-properties style:text-autospace="none" style:writing-mode="lr-tb"/>
      <style:text-properties style:font-name="Lucida Sans Unicode" fo:font-size="18pt" style:font-name-asian="Lucida Sans Unicode" style:font-size-asian="18pt" style:font-name-complex="Lucida Sans Unicode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0% 100%"/>
    </style:style>
    <style:style style:name="T6" style:family="text">
      <style:text-properties style:text-position="-33% 58%"/>
    </style:style>
    <style:style style:name="T7" style:family="text">
      <style:text-properties style:text-position="33% 58%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ucida Sans Unicode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Lucida Sans Unicod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0.952cm" svg:x="1.985cm" svg:y="5.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985cm" svg:y="6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985cm" svg:y="7.5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985cm" svg:y="8.5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985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985cm" svg:y="10.4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985cm" svg:y="11.4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985cm" svg:y="12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985cm" svg:y="13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7cm" svg:height="4.182cm" draw:transform="rotate (-1.5707963267949) translate (8.262cm 5.726cm)"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" draw:text-style-name="P1" draw:layer="layout" svg:width="1.27cm" svg:height="0.846cm" svg:x="8.651cm" svg:y="7.2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8.651cm" svg:y="8.1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0.847cm" svg:x="8.651cm" svg:y="8.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848cm" svg:x="8.651cm" svg:y="10.4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8.651cm" svg:y="11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8.651cm" svg:y="12.14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383cm" svg:height="1.114cm" svg:x="1.254cm" svg:y="14.618cm">
          <draw:text-box>
            <text:p><text:span text:style-name="T1">e</text:span><text:span text:style-name="T2">ij</text:span><text:span text:style-name="T1"> = (h</text:span><text:span text:style-name="T2">i</text:span><text:span text:style-name="T3">(0) </text:span><text:span text:style-name="T4">, </text:span><text:span text:style-name="T5">h</text:span><text:span text:style-name="T6">j</text:span><text:span text:style-name="T7">(0)</text:span><text:span text:style-name="T5">)</text:span></text:p>
          </draw:text-box>
        </draw:frame>
        <draw:frame draw:style-name="gr7" draw:text-style-name="P5" draw:layer="layout" svg:width="0.613cm" svg:height="1.229cm" svg:x="9.286cm" svg:y="12.992cm">
          <draw:text-box>
            <text:p text:style-name="P4"><text:span text:style-name="T8">σ</text:span></text:p>
          </draw:text-box>
        </draw:frame>
        <draw:frame draw:style-name="gr8" draw:text-style-name="P3" draw:layer="layout" svg:width="2.86cm" svg:height="0.962cm" svg:x="4.525cm" svg:y="9.5cm">
          <draw:text-box>
            <text:p>Encoder</text:p>
          </draw:text-box>
        </draw:frame>
        <draw:frame draw:style-name="gr9" draw:text-style-name="P3" draw:layer="layout" svg:width="0.68cm" svg:height="0.962cm" svg:x="1.941cm" svg:y="9.499cm">
          <draw:text-box>
            <text:p><text:s/></text:p>
          </draw:text-box>
        </draw:frame>
        <draw:frame draw:style-name="gr9" draw:text-style-name="P3" draw:layer="layout" svg:width="0.68cm" svg:height="0.962cm" svg:x="8.97cm" svg:y="15.532cm">
          <draw:text-box>
            <text:p><text:s/></text:p>
          </draw:text-box>
        </draw:frame>
        <draw:frame draw:style-name="gr10" draw:text-style-name="P3" draw:layer="layout" svg:width="0.858cm" svg:height="0.962cm" svg:x="9.063cm" svg:y="15.205cm">
          <draw:text-box>
            <text:p><text:s text:c="2"/></text:p>
          </draw:text-box>
        </draw:frame>
        <draw:custom-shape draw:style-name="gr11" draw:text-style-name="P1" draw:layer="layout" svg:width="0.317cm" svg:height="2.222cm" svg:x="8.653cm" svg:y="4.7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11cm" svg:height="2.222cm" svg:x="10.241cm" svg:y="8.8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17cm" svg:height="2.222cm" svg:x="10.876cm" svg:y="13.319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0.76cm" svg:height="0.962cm" svg:x="9.161cm" svg:y="6.315cm">
          <draw:text-box>
            <text:p>μ</text:p>
          </draw:text-box>
        </draw:frame>
        <draw:custom-shape draw:style-name="gr13" draw:text-style-name="P1" draw:layer="layout" svg:width="1.905cm" svg:height="0.953cm" svg:x="10.24cm" svg:y="9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27cm" svg:height="0.846cm" svg:x="12.463cm" svg:y="7.6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12.463cm" svg:y="8.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0.847cm" svg:x="12.463cm" svg:y="9.2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12.463cm" svg:y="10.1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12.463cm" svg:y="10.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0.847cm" svg:x="12.463cm" svg:y="11.837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2.54cm" svg:height="0.962cm" svg:x="9.923cm" svg:y="8.874cm">
          <draw:text-box>
            <text:p><text:span text:style-name="T9">SAMPLE</text:span></text:p>
          </draw:text-box>
        </draw:frame>
        <draw:frame draw:style-name="gr15" draw:text-style-name="P3" draw:layer="layout" svg:width="4.367cm" svg:height="1.114cm" svg:x="11.287cm" svg:y="12.967cm">
          <draw:text-box>
            <text:p><text:span text:style-name="T1">z = (h</text:span><text:span text:style-name="T2">i</text:span><text:span text:style-name="T3">(L) </text:span><text:span text:style-name="T4">, </text:span><text:span text:style-name="T5">h</text:span><text:span text:style-name="T6">j</text:span><text:span text:style-name="T7">(L)</text:span><text:span text:style-name="T5">)</text:span> </text:p>
          </draw:text-box>
        </draw:frame>
        <draw:custom-shape draw:style-name="gr11" draw:text-style-name="P1" draw:layer="layout" svg:width="0.317cm" svg:height="2.222cm" svg:x="10.876cm" svg:y="5.3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7cm" svg:height="1.269cm" svg:x="17.733cm" svg:y="9.382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.789cm" svg:height="1.114cm" svg:x="17.53cm" svg:y="11.043cm">
          <draw:text-box>
            <text:p>p̂<text:span text:style-name="T5">(e</text:span><text:span text:style-name="T6">ij</text:span><text:span text:style-name="T5">)</text:span></text:p>
          </draw:text-box>
        </draw:frame>
        <draw:frame draw:style-name="gr18" draw:text-style-name="P3" draw:layer="layout" svg:width="2.894cm" svg:height="0.962cm" svg:x="14.522cm" svg:y="9.382cm">
          <draw:text-box>
            <text:p>Decoder</text:p>
          </draw:text-box>
        </draw:frame>
        <draw:custom-shape draw:style-name="gr11" draw:text-style-name="P1" draw:layer="layout" svg:width="0.317cm" svg:height="2.222cm" svg:x="20.273cm" svg:y="8.7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17cm" svg:height="2.222cm" svg:x="20.273cm" svg:y="8.74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.08cm" svg:height="3.029cm" draw:transform="rotate (1.5707963267949) translate (14.241cm 12.557cm)">
          <text:p/>
          <draw:enhanced-geometry svg:viewBox="0 0 21600 21600" draw:glue-points="?f6 10800 10800 21600 ?f5 10800 10800 0" draw:text-areas="?f3 ?f3 ?f4 ?f4" draw:mirror-vertical="true" draw:mirror-horizontal="false" draw:type="trapezoid" draw:modifiers="8391.7339106475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0" draw:text-style-name="P7" draw:layer="layout" svg:width="2.894cm" svg:height="0.962cm" svg:x="14.522cm" svg:y="9.372cm">
          <draw:text-box>
            <text:p>Decoder</text:p>
          </draw:text-box>
        </draw:frame>
        <draw:custom-shape draw:style-name="gr21" draw:text-style-name="P1" draw:layer="layout" svg:width="0.254cm" svg:height="2.794cm" svg:x="1.381cm" svg:y="8.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4-09T15:22:09.562000000</meta:creation-date>
    <dc:date>2024-04-09T15:28:59.295000000</dc:date>
    <meta:editing-duration>PT6M49S</meta:editing-duration>
    <meta:editing-cycles>3</meta:editing-cycles>
    <meta:generator>LibreOffice/6.1.2.1$Windows_X86_64 LibreOffice_project/65905a128db06ba48db947242809d14d3f9a93fe</meta:generator>
    <meta:document-statistic meta:object-count="44"/>
  </office:meta>
</office:document-meta>
</file>